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uri Suomalaisen kandityö</text:p>
      <text:p text:style-name="Standard"/>
      <text:p text:style-name="Standard">Kandityössään Suomalainen esittelee ja käsittelee paitsi ohjelmoinnin historiaa, myös etenkin erilaisia ohjelmistotuotantomenetelmiä, kuten vesiputousmallin ja erilaisia inkrementaalisia ja iteratiivisia menetelmiä.</text:p>
      <text:p text:style-name="Standard"/>
      <text:p text:style-name="Standard">Kandin sisältö on oleellisesti samaa kauraa, mikä tulee vastaan perus- ja aineopinnoissa, eli siinä esitellään näiden eri menetelmien vahvuuksia ja heikkouksia verrattuna toisiinsa, ja käydään lävitse sitä, kuinka näiden menetelmien puitteissa projektit vedetään lä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eri Martikainen</meta:initial-creator>
    <meta:creation-date>2014-04-27T22:33:10.03</meta:creation-date>
    <meta:document-statistic meta:table-count="0" meta:image-count="0" meta:object-count="0" meta:page-count="1" meta:paragraph-count="3" meta:word-count="57" meta:character-count="509"/>
    <dc:date>2014-04-27T22:44:59.18</dc:date>
    <dc:creator>Santeri Martikainen</dc:creator>
    <meta:editing-duration>PT11M49S</meta:editing-duration>
    <meta:editing-cycles>1</meta:editing-cycles>
    <meta:generator>OpenOffice/4.0.1$Win32 OpenOffice.org_project/401m5$Build-9714</meta:generator>
  </office:meta>
</office:document-meta>
</file>